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7b8f" officeooo:paragraph-rsid="00147b8f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47b8f" officeooo:paragraph-rsid="00147b8f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461627" officeooo:paragraph-rsid="00461627"/>
    </style:style>
    <style:style style:name="P4" style:family="paragraph" style:parent-style-name="Standard" style:list-style-name="L1">
      <style:paragraph-properties fo:text-align="start" style:justify-single-word="false"/>
      <style:text-properties officeooo:rsid="00166ede" officeooo:paragraph-rsid="00166ede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66ede" officeooo:paragraph-rsid="002104eb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104eb" officeooo:paragraph-rsid="002104eb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104eb" officeooo:paragraph-rsid="00236210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229c08" officeooo:paragraph-rsid="00229c08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36210" officeooo:paragraph-rsid="00236210"/>
    </style:style>
    <style:style style:name="P10" style:family="paragraph" style:parent-style-name="Standard" style:list-style-name="L1">
      <style:paragraph-properties fo:text-align="start" style:justify-single-word="false"/>
      <style:text-properties officeooo:paragraph-rsid="0023f8c8"/>
    </style:style>
    <style:style style:name="P11" style:family="paragraph" style:parent-style-name="Standard" style:list-style-name="L1">
      <style:paragraph-properties fo:text-align="start" style:justify-single-word="false"/>
      <style:text-properties officeooo:paragraph-rsid="002dd673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3a7bd2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564dd0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bold" officeooo:rsid="0017a60f" officeooo:paragraph-rsid="0017a60f" style:font-weight-asian="bold" style:font-weight-complex="bold"/>
    </style:style>
    <style:style style:name="P15" style:family="paragraph" style:parent-style-name="Standard" style:list-style-name="L1">
      <style:paragraph-properties fo:text-align="start" style:justify-single-word="false"/>
      <style:text-properties fo:font-weight="bold" officeooo:rsid="0049870c" officeooo:paragraph-rsid="0049870c" style:font-weight-asian="bold" style:font-weight-complex="bold"/>
    </style:style>
    <style:style style:name="P16" style:family="paragraph" style:parent-style-name="Standard" style:list-style-name="L1">
      <style:paragraph-properties fo:text-align="start" style:justify-single-word="false"/>
      <style:text-properties fo:font-weight="bold" officeooo:rsid="003f01d0" officeooo:paragraph-rsid="003f01d0" style:font-weight-asian="bold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bold" officeooo:rsid="00713193" officeooo:paragraph-rsid="0071447b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fo:font-weight="bold" officeooo:rsid="00298223" officeooo:paragraph-rsid="00298223" style:font-weight-asian="bold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officeooo:rsid="00252335" officeooo:paragraph-rsid="00252335"/>
    </style:style>
    <style:style style:name="P20" style:family="paragraph" style:parent-style-name="Standard" style:list-style-name="L1">
      <style:paragraph-properties fo:text-align="start" style:justify-single-word="false"/>
      <style:text-properties officeooo:rsid="001d2b68" officeooo:paragraph-rsid="001d2b68"/>
    </style:style>
    <style:style style:name="P21" style:family="paragraph" style:parent-style-name="Standard" style:list-style-name="L1">
      <style:paragraph-properties fo:text-align="start" style:justify-single-word="false"/>
      <style:text-properties officeooo:rsid="00426b2d" officeooo:paragraph-rsid="00426b2d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298223" officeooo:paragraph-rsid="005d0255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298223" officeooo:paragraph-rsid="005f63ee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17a60f" officeooo:paragraph-rsid="00298223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17a60f" officeooo:paragraph-rsid="002bacf9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17a60f" officeooo:paragraph-rsid="002cd26b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17a60f" officeooo:paragraph-rsid="002d4b0a"/>
    </style:style>
    <style:style style:name="P28" style:family="paragraph" style:parent-style-name="Standard" style:list-style-name="L1">
      <style:paragraph-properties fo:text-align="start" style:justify-single-word="false"/>
      <style:text-properties officeooo:rsid="0017a60f" officeooo:paragraph-rsid="002dd673"/>
    </style:style>
    <style:style style:name="P29" style:family="paragraph" style:parent-style-name="Standard" style:list-style-name="L1">
      <style:paragraph-properties fo:text-align="start" style:justify-single-word="false"/>
      <style:text-properties officeooo:rsid="0017a60f" officeooo:paragraph-rsid="007b3614"/>
    </style:style>
    <style:style style:name="P30" style:family="paragraph" style:parent-style-name="Standard" style:list-style-name="L1">
      <style:paragraph-properties fo:text-align="start" style:justify-single-word="false"/>
      <style:text-properties officeooo:rsid="002bacf9" officeooo:paragraph-rsid="002bacf9"/>
    </style:style>
    <style:style style:name="P31" style:family="paragraph" style:parent-style-name="Standard" style:list-style-name="L1">
      <style:paragraph-properties fo:text-align="start" style:justify-single-word="false"/>
      <style:text-properties officeooo:rsid="002dd673" officeooo:paragraph-rsid="002dd673"/>
    </style:style>
    <style:style style:name="P32" style:family="paragraph" style:parent-style-name="Standard" style:list-style-name="L1">
      <style:paragraph-properties fo:text-align="start" style:justify-single-word="false"/>
      <style:text-properties fo:font-weight="normal" officeooo:rsid="004c7c18" officeooo:paragraph-rsid="004ea74d" style:font-weight-asian="normal" style:font-weight-complex="normal"/>
    </style:style>
    <style:style style:name="P33" style:family="paragraph" style:parent-style-name="Standard" style:list-style-name="L1">
      <style:paragraph-properties fo:text-align="start" style:justify-single-word="false"/>
      <style:text-properties fo:font-weight="normal" officeooo:rsid="004c7c18" officeooo:paragraph-rsid="004c7c18" style:font-weight-asian="normal" style:font-weight-complex="normal"/>
    </style:style>
    <style:style style:name="P34" style:family="paragraph" style:parent-style-name="Standard" style:list-style-name="L1">
      <style:paragraph-properties fo:text-align="start" style:justify-single-word="false"/>
      <style:text-properties officeooo:rsid="003f01d0" officeooo:paragraph-rsid="003f01d0"/>
    </style:style>
    <style:style style:name="P35" style:family="paragraph" style:parent-style-name="Standard" style:list-style-name="L1">
      <style:paragraph-properties fo:text-align="start" style:justify-single-word="false"/>
      <style:text-properties officeooo:rsid="00747436" officeooo:paragraph-rsid="00747436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747436" officeooo:paragraph-rsid="00752f8e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49870c" officeooo:paragraph-rsid="004f8ce9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49870c" officeooo:paragraph-rsid="005f63ee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49870c" officeooo:paragraph-rsid="0049870c"/>
    </style:style>
    <style:style style:name="P40" style:family="paragraph" style:parent-style-name="Standard" style:list-style-name="L1">
      <style:paragraph-properties fo:text-align="start" style:justify-single-word="false"/>
      <style:text-properties officeooo:rsid="0012425b" officeooo:paragraph-rsid="0049870c"/>
    </style:style>
    <style:style style:name="P41" style:family="paragraph" style:parent-style-name="Standard" style:list-style-name="L1">
      <style:paragraph-properties fo:text-align="start" style:justify-single-word="false"/>
      <style:text-properties officeooo:rsid="0012425b" officeooo:paragraph-rsid="0050b825"/>
    </style:style>
    <style:style style:name="P42" style:family="paragraph" style:parent-style-name="Standard" style:list-style-name="L1">
      <style:paragraph-properties fo:text-align="start" style:justify-single-word="false"/>
      <style:text-properties officeooo:rsid="0012425b" officeooo:paragraph-rsid="00527c95"/>
    </style:style>
    <style:style style:name="P43" style:family="paragraph" style:parent-style-name="Standard" style:list-style-name="L1">
      <style:paragraph-properties fo:text-align="start" style:justify-single-word="false"/>
      <style:text-properties officeooo:rsid="0012425b" officeooo:paragraph-rsid="00539ba0"/>
    </style:style>
    <style:style style:name="P44" style:family="paragraph" style:parent-style-name="Standard" style:list-style-name="L1">
      <style:paragraph-properties fo:text-align="start" style:justify-single-word="false"/>
      <style:text-properties officeooo:rsid="0012425b" officeooo:paragraph-rsid="00564dd0"/>
    </style:style>
    <style:style style:name="P45" style:family="paragraph" style:parent-style-name="Standard" style:list-style-name="L1">
      <style:paragraph-properties fo:text-align="start" style:justify-single-word="false"/>
      <style:text-properties officeooo:rsid="0050b825" officeooo:paragraph-rsid="0050b825"/>
    </style:style>
    <style:style style:name="P46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539ba0" officeooo:paragraph-rsid="00539ba0" style:font-weight-asian="normal" style:font-weight-complex="normal"/>
    </style:style>
    <style:style style:name="P47" style:family="paragraph" style:parent-style-name="Standard" style:list-style-name="L1">
      <style:paragraph-properties fo:text-align="start" style:justify-single-word="false"/>
      <style:text-properties officeooo:rsid="00713193" officeooo:paragraph-rsid="00713193"/>
    </style:style>
    <style:style style:name="T1" style:family="text">
      <style:text-properties officeooo:rsid="00166ede"/>
    </style:style>
    <style:style style:name="T2" style:family="text">
      <style:text-properties officeooo:rsid="0017a60f"/>
    </style:style>
    <style:style style:name="T3" style:family="text">
      <style:text-properties officeooo:rsid="00195723"/>
    </style:style>
    <style:style style:name="T4" style:family="text">
      <style:text-properties officeooo:rsid="001e35f9"/>
    </style:style>
    <style:style style:name="T5" style:family="text">
      <style:text-properties officeooo:rsid="002104eb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3f8c8" style:font-weight-asian="bold" style:font-weight-complex="bold"/>
    </style:style>
    <style:style style:name="T8" style:family="text">
      <style:text-properties fo:font-weight="bold" officeooo:rsid="0074ede5" style:font-weight-asian="bold" style:font-weight-complex="bold"/>
    </style:style>
    <style:style style:name="T9" style:family="text">
      <style:text-properties fo:font-weight="bold" officeooo:rsid="0074ede5" fo:background-color="#ffff00" loext:char-shading-value="0" style:font-weight-asian="bold" style:font-weight-complex="bold"/>
    </style:style>
    <style:style style:name="T10" style:family="text">
      <style:text-properties fo:font-weight="bold" officeooo:rsid="0074ede5" fo:background-color="#ffff00" loext:char-shading-value="0" style:font-weight-asian="bold" style:font-weight-complex="bold"/>
    </style:style>
    <style:style style:name="T11" style:family="text">
      <style:text-properties officeooo:rsid="00252335"/>
    </style:style>
    <style:style style:name="T12" style:family="text">
      <style:text-properties officeooo:rsid="0027b6a8"/>
    </style:style>
    <style:style style:name="T13" style:family="text">
      <style:text-properties officeooo:rsid="0028b0f3"/>
    </style:style>
    <style:style style:name="T14" style:family="text">
      <style:text-properties officeooo:rsid="002958b7"/>
    </style:style>
    <style:style style:name="T15" style:family="text">
      <style:text-properties officeooo:rsid="00298223"/>
    </style:style>
    <style:style style:name="T16" style:family="text">
      <style:text-properties officeooo:rsid="002bacf9"/>
    </style:style>
    <style:style style:name="T17" style:family="text">
      <style:text-properties officeooo:rsid="002cd26b"/>
    </style:style>
    <style:style style:name="T18" style:family="text">
      <style:text-properties officeooo:rsid="002d4b0a"/>
    </style:style>
    <style:style style:name="T19" style:family="text">
      <style:text-properties style:text-position="super 58%" officeooo:rsid="002d4b0a"/>
    </style:style>
    <style:style style:name="T20" style:family="text">
      <style:text-properties officeooo:rsid="002ebc4d"/>
    </style:style>
    <style:style style:name="T21" style:family="text">
      <style:text-properties officeooo:rsid="003028f4"/>
    </style:style>
    <style:style style:name="T22" style:family="text">
      <style:text-properties officeooo:rsid="0031421b"/>
    </style:style>
    <style:style style:name="T23" style:family="text">
      <style:text-properties officeooo:rsid="00320a43"/>
    </style:style>
    <style:style style:name="T24" style:family="text">
      <style:text-properties officeooo:rsid="00327e92"/>
    </style:style>
    <style:style style:name="T25" style:family="text">
      <style:text-properties officeooo:rsid="00331a60"/>
    </style:style>
    <style:style style:name="T26" style:family="text">
      <style:text-properties officeooo:rsid="00345654"/>
    </style:style>
    <style:style style:name="T27" style:family="text">
      <style:text-properties officeooo:rsid="00364f2e"/>
    </style:style>
    <style:style style:name="T28" style:family="text">
      <style:text-properties officeooo:rsid="00366797"/>
    </style:style>
    <style:style style:name="T29" style:family="text">
      <style:text-properties officeooo:rsid="0037e2a2"/>
    </style:style>
    <style:style style:name="T30" style:family="text">
      <style:text-properties officeooo:rsid="00397cc6"/>
    </style:style>
    <style:style style:name="T31" style:family="text">
      <style:text-properties officeooo:rsid="003a7bd2"/>
    </style:style>
    <style:style style:name="T32" style:family="text">
      <style:text-properties officeooo:rsid="003c62e5"/>
    </style:style>
    <style:style style:name="T33" style:family="text">
      <style:text-properties officeooo:rsid="003f01d0"/>
    </style:style>
    <style:style style:name="T34" style:family="text">
      <style:text-properties style:text-underline-style="none" fo:font-weight="normal" style:font-weight-asian="normal" style:font-weight-complex="normal"/>
    </style:style>
    <style:style style:name="T35" style:family="text">
      <style:text-properties style:text-underline-style="none" fo:font-weight="normal" officeooo:rsid="007a3cd7" style:font-weight-asian="normal" style:font-weight-complex="normal"/>
    </style:style>
    <style:style style:name="T36" style:family="text">
      <style:text-properties style:text-underline-style="none" fo:font-weight="normal" officeooo:rsid="000e26ce" style:font-weight-asian="normal" style:font-weight-complex="normal"/>
    </style:style>
    <style:style style:name="T37" style:family="text">
      <style:text-properties style:text-underline-style="none" fo:font-weight="normal" officeooo:rsid="0024beeb" style:font-weight-asian="normal" style:font-weight-complex="normal"/>
    </style:style>
    <style:style style:name="T38" style:family="text">
      <style:text-properties style:text-underline-style="none" fo:font-weight="normal" officeooo:rsid="001b48e8" style:font-weight-asian="normal" style:font-weight-complex="normal"/>
    </style:style>
    <style:style style:name="T39" style:family="text">
      <style:text-properties style:text-underline-style="none" fo:font-weight="normal" officeooo:rsid="001cfb9a" style:font-weight-asian="normal" style:font-weight-complex="normal"/>
    </style:style>
    <style:style style:name="T40" style:family="text">
      <style:text-properties style:text-underline-style="none" fo:font-weight="normal" officeooo:rsid="001dbdea" style:font-weight-asian="normal" style:font-weight-complex="normal"/>
    </style:style>
    <style:style style:name="T41" style:family="text">
      <style:text-properties style:text-underline-style="none" fo:font-weight="normal" officeooo:rsid="0050b825" style:font-weight-asian="normal" style:font-weight-complex="normal"/>
    </style:style>
    <style:style style:name="T42" style:family="text">
      <style:text-properties style:text-underline-style="none" fo:font-weight="normal" officeooo:rsid="00527c95" style:font-weight-asian="normal" style:font-weight-complex="normal"/>
    </style:style>
    <style:style style:name="T43" style:family="text">
      <style:text-properties style:text-underline-style="none" fo:font-weight="normal" officeooo:rsid="00539ba0" style:font-weight-asian="normal" style:font-weight-complex="normal"/>
    </style:style>
    <style:style style:name="T44" style:family="text">
      <style:text-properties style:text-underline-style="none" fo:font-weight="normal" officeooo:rsid="00551ef8" style:font-weight-asian="normal" style:font-weight-complex="normal"/>
    </style:style>
    <style:style style:name="T45" style:family="text">
      <style:text-properties style:text-underline-style="none" fo:font-weight="normal" officeooo:rsid="00577e9e" style:font-weight-asian="normal" style:font-weight-complex="normal"/>
    </style:style>
    <style:style style:name="T46" style:family="text">
      <style:text-properties style:text-underline-style="none" fo:font-weight="normal" officeooo:rsid="0059eb1e" style:font-weight-asian="normal" style:font-weight-complex="normal"/>
    </style:style>
    <style:style style:name="T47" style:family="text">
      <style:text-properties style:text-underline-style="none" fo:font-weight="normal" officeooo:rsid="00615e3f" style:font-weight-asian="normal" style:font-weight-complex="normal"/>
    </style:style>
    <style:style style:name="T48" style:family="text">
      <style:text-properties style:text-underline-style="none" fo:font-weight="normal" officeooo:rsid="0061766c" style:font-weight-asian="normal" style:font-weight-complex="normal"/>
    </style:style>
    <style:style style:name="T49" style:family="text">
      <style:text-properties style:text-underline-style="none" fo:font-weight="normal" officeooo:rsid="0063569f" style:font-weight-asian="normal" style:font-weight-complex="normal"/>
    </style:style>
    <style:style style:name="T50" style:family="text">
      <style:text-properties style:text-underline-style="none" fo:font-weight="normal" officeooo:rsid="006413d5" style:font-weight-asian="normal" style:font-weight-complex="normal"/>
    </style:style>
    <style:style style:name="T51" style:family="text">
      <style:text-properties style:text-underline-style="none" fo:font-weight="normal" officeooo:rsid="0064a2e2" style:font-weight-asian="normal" style:font-weight-complex="normal"/>
    </style:style>
    <style:style style:name="T52" style:family="text">
      <style:text-properties style:text-underline-style="none" fo:font-weight="normal" officeooo:rsid="0064a605" style:font-weight-asian="normal" style:font-weight-complex="normal"/>
    </style:style>
    <style:style style:name="T53" style:family="text">
      <style:text-properties style:text-underline-style="none" fo:font-weight="normal" officeooo:rsid="0066a5ad" style:font-weight-asian="normal" style:font-weight-complex="normal"/>
    </style:style>
    <style:style style:name="T54" style:family="text">
      <style:text-properties style:text-underline-style="none" fo:font-weight="normal" officeooo:rsid="006762b3" style:font-weight-asian="normal" style:font-weight-complex="normal"/>
    </style:style>
    <style:style style:name="T55" style:family="text">
      <style:text-properties style:text-underline-style="none" fo:font-weight="normal" officeooo:rsid="0068a86d" style:font-weight-asian="normal" style:font-weight-complex="normal"/>
    </style:style>
    <style:style style:name="T56" style:family="text">
      <style:text-properties style:text-underline-style="none" fo:font-weight="normal" officeooo:rsid="0069d987" style:font-weight-asian="normal" style:font-weight-complex="normal"/>
    </style:style>
    <style:style style:name="T57" style:family="text">
      <style:text-properties style:text-underline-style="none" fo:font-weight="normal" officeooo:rsid="006b6cb8" style:font-weight-asian="normal" style:font-weight-complex="normal"/>
    </style:style>
    <style:style style:name="T58" style:family="text">
      <style:text-properties style:text-underline-style="none" fo:font-weight="bold" officeooo:rsid="007a3cd7" style:font-weight-asian="bold" style:font-weight-complex="bold"/>
    </style:style>
    <style:style style:name="T59" style:family="text">
      <style:text-properties style:text-underline-style="none" fo:font-weight="bold" officeooo:rsid="00527c95" style:font-weight-asian="bold" style:font-weight-complex="bold"/>
    </style:style>
    <style:style style:name="T60" style:family="text">
      <style:text-properties style:text-underline-style="none" officeooo:rsid="007a3cd7"/>
    </style:style>
    <style:style style:name="T61" style:family="text">
      <style:text-properties officeooo:rsid="004b019c"/>
    </style:style>
    <style:style style:name="T62" style:family="text">
      <style:text-properties fo:font-weight="normal" officeooo:rsid="004c7c18" style:font-weight-asian="normal" style:font-weight-complex="normal"/>
    </style:style>
    <style:style style:name="T63" style:family="text">
      <style:text-properties fo:font-weight="normal" officeooo:rsid="0017a60f" style:font-weight-asian="normal" style:font-weight-complex="normal"/>
    </style:style>
    <style:style style:name="T64" style:family="text">
      <style:text-properties fo:font-weight="normal" officeooo:rsid="00298223" style:font-weight-asian="normal" style:font-weight-complex="normal"/>
    </style:style>
    <style:style style:name="T65" style:family="text">
      <style:text-properties officeooo:rsid="005d0255"/>
    </style:style>
    <style:style style:name="T66" style:family="text">
      <style:text-properties officeooo:rsid="005f63e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W TO CREATE DYNAMIC SPECTRA AND DE-DISPERSED TIME SERIES (DTS)</text:p>
      <text:p text:style-name="P2">FROM BLINK PIPELINE IMAGES</text:p>
      <text:p text:style-name="P1">(last updated 2025-08-26)</text:p>
      <text:p text:style-name="P1"/>
      <text:list xml:id="list3114701071" text:style-name="L1">
        <text:list-item>
          <text:p text:style-name="P3"><text:span text:style-name="T6">Testing in : </text:span>20250825_BLINK_option_for_create_dynaspec.odt<text:line-break/></text:p>
        </text:list-item>
        <text:list-item>
          <text:p text:style-name="P4">We assume that FITS files created by the blink pipeline are in the directory images/ and their names look like:</text:p>
          <text:list>
            <text:list-header>
              <text:p text:style-name="P4">start_time_<text:span text:style-name="T6">1508442485</text:span>_int_<text:span text:style-name="T6">00</text:span>_coarse_<text:span text:style-name="T6">109</text:span>_fine_ch<text:span text:style-name="T6">00</text:span>_image_real.fits<text:line-break/></text:p>
              <text:p text:style-name="P6">The meaning of the numbers in FITS file name as as follows:</text:p>
              <text:list>
                <text:list-item>
                  <text:p text:style-name="P5"><text:span text:style-name="T6">1508442485</text:span> - <text:span text:style-name="T5">unixtime second </text:span></text:p>
                </text:list-item>
                <text:list-item>
                  <text:p text:style-name="P6">int_<text:span text:style-name="T6">00</text:span> - 00 is the time integration within 1-second </text:p>
                </text:list-item>
                <text:list-item>
                  <text:p text:style-name="P8"><text:span text:style-name="T6">109 </text:span>- coarse channel</text:p>
                </text:list-item>
                <text:list-item>
                  <text:p text:style-name="P8">ch<text:span text:style-name="T6">00</text:span> - fine channel within coarse channel<text:line-break/></text:p>
                </text:list-item>
              </text:list>
            </text:list-header>
            <text:list-item>
              <text:p text:style-name="P9">So in general FITS file names are :</text:p>
              <text:p text:style-name="P10"><text:span text:style-name="T1">start_time_</text:span><text:span text:style-name="T7">UNIXTIME</text:span><text:span text:style-name="T1">_int_</text:span><text:span text:style-name="T7">TIMESTEP</text:span><text:span text:style-name="T1">_coarse_</text:span><text:span text:style-name="T7">COARSECHANNEL</text:span><text:span text:style-name="T1">_fine_ch</text:span><text:span text:style-name="T7">FINECHANNEL</text:span><text:span text:style-name="T1">_image_real.fits</text:span></text:p>
            </text:list-item>
            <text:list-item>
              <text:p text:style-name="P7"><text:line-break/></text:p>
            </text:list-item>
          </text:list>
        </text:list-item>
        <text:list-item>
          <text:p text:style-name="P14">Commands <text:span text:style-name="T3">on Setonix</text:span> <text:span text:style-name="T11">to </text:span></text:p>
          <text:list>
            <text:list-item>
              <text:p text:style-name="P19">cd images/ # go to directory with the images <text:span text:style-name="T12">here images/</text:span></text:p>
            </text:list-item>
            <text:list-item>
              <text:p text:style-name="P20">salloc --mem 64g --time <text:span text:style-name="T4">0</text:span>2:00:00 --nodes=1 <text:span text:style-name="T13"># request interactive session on CPU node </text:span></text:p>
            </text:list-item>
            <text:list-item>
              <text:p text:style-name="P21">module use /software/projects/pawsey1154/msok/setonix/2025.08/modules/zen3/gcc/14.2.0</text:p>
            </text:list-item>
            <text:list-item>
              <text:p text:style-name="P20">module load frb-search/main <text:span text:style-name="T14"># load relevant module <text:line-break/></text:span></text:p>
            </text:list-item>
            <text:list-item>
              <text:p text:style-name="P22"><text:span text:style-name="T65">Download METAFITS file with metadata for specific observation (obsID = </text:span><text:span text:style-name="T2">1192477696</text:span><text:span text:style-name="T65">):</text:span></text:p>
              <text:list>
                <text:list-item>
                  <text:p text:style-name="P22">wget http://ws.mwatelescope.org/metadata/fits?obs_id=1192477696 -O 1192477696.metafits<text:line-break/></text:p>
                </text:list-item>
              </text:list>
            </text:list-item>
            <text:list-item>
              <text:p text:style-name="P18">Execute create_dynaspec program with the following parameters :</text:p>
              <text:p text:style-name="P29"><text:line-break/><text:span text:style-name="T8">mkdir -p </text:span><text:span text:style-name="T6">dynamic_spectrum <text:s/></text:span><text:span text:style-name="T8">#</text:span><text:span text:style-name="T10"> may crash without this with old msfitslib</text:span><text:line-break/>create_dynaspec -p "(377,896)" -o 1192477696 -S 1508442485 -f start_time_%d_int_%02d_coarse_%03d_fine_ch%02d_image_real.fits -v 10 -N 10 -X 0.02 -I 1 -C 109 -T ./ -t 500 -d dynamic_spectrum -P &gt; <text:span text:style-name="T15">outout 2&gt;&amp;1</text:span></text:p>
              <text:p text:style-name="P24"/>
            </text:list-item>
            <text:list-item>
              <text:p text:style-name="P30">where :</text:p>
              <text:list>
                <text:list-item>
                  <text:p text:style-name="P26">-p "(377,896) : <text:span text:style-name="T16">specifies which pixel to create dynamic spectrum for</text:span></text:p>
                </text:list-item>
                <text:list-item>
                  <text:p text:style-name="P27">-o 1192477696 : <text:span text:style-name="T17">observation ID (obsID)</text:span></text:p>
                </text:list-item>
                <text:list-item>
                  <text:p text:style-name="P28">-S 1508442485 : <text:span text:style-name="T18">first second from where to create dynamic spectrum (here 1</text:span><text:span text:style-name="T19">st</text:span><text:span text:style-name="T18"> second of the observation)</text:span></text:p>
                </text:list-item>
                <text:list-item>
                  <text:p text:style-name="P28">-f start_time_%d_int_%02d_coarse_%03d_fine_ch%02d_image_real.fits <text:s/>:</text:p>
                  <text:list>
                    <text:list-header>
                      <text:p text:style-name="P31">template for the FITS files names as explained above</text:p>
                    </text:list-header>
                  </text:list>
                </text:list-item>
                <text:list-item>
                  <text:p text:style-name="P28">-<text:span text:style-name="T20">v 10 : high level of verbosity / debugging (set to 0 to make the program less “talkative”)</text:span></text:p>
                </text:list-item>
                <text:list-item>
                  <text:p text:style-name="P11"><text:span text:style-name="T2">-</text:span><text:span text:style-name="T21">N 10 : number of fine channels per coarse channel (here for processing 120 kHz images -&gt; 10 fine channels per coarse channel of 1.28 MHz)</text:span></text:p>
                </text:list-item>
                <text:list-item>
                  <text:p text:style-name="P11">-<text:span text:style-name="T22">X 0.02 : time resolution of images in seconds</text:span></text:p>
                </text:list-item>
                <text:list-item>
                  <text:p text:style-name="P11"><text:soft-page-break/>-<text:span text:style-name="T23">I 1 : </text:span><text:span text:style-name="T25">images from the </text:span><text:span text:style-name="T24">MWA telescope</text:span></text:p>
                </text:list-item>
                <text:list-item>
                  <text:p text:style-name="P11">-<text:span text:style-name="T26">C 109 : first coarse channel</text:span></text:p>
                </text:list-item>
                <text:list-item>
                  <text:p text:style-name="P11">-<text:span text:style-name="T27">T ./ : </text:span><text:span text:style-name="T28">not important </text:span></text:p>
                </text:list-item>
                <text:list-item>
                  <text:p text:style-name="P12">-<text:span text:style-name="T29">t 500 : total number of timesteps, </text:span><text:span text:style-name="T30">which is the total size of the dynamic spectrum (i.e. number of seconds * number of images per second). Here 50 images/second * 10 seconds = 500</text:span></text:p>
                </text:list-item>
                <text:list-item>
                  <text:p text:style-name="P12"><text:span text:style-name="T2">-d dynamic_spectrum/ : </text:span><text:span text:style-name="T31">name of output directory</text:span></text:p>
                </text:list-item>
                <text:list-item>
                  <text:p text:style-name="P12">-<text:span text:style-name="T32">P : specifies that these are images from BLINK pipeline </text:span></text:p>
                </text:list-item>
              </text:list>
              <text:p text:style-name="P25"><text:line-break/></text:p>
            </text:list-item>
            <text:list-item>
              <text:p text:style-name="P15">OUTPUT : </text:p>
              <text:list>
                <text:list-item>
                  <text:p text:style-name="P15">Dynamic spectrum is saved to FITS named with pixel coordinates : </text:p>
                  <text:list>
                    <text:list-item>
                      <text:p text:style-name="P32">cd <text:s/><text:span text:style-name="T2">dynamic_spectrum/</text:span></text:p>
                    </text:list-item>
                    <text:list-item>
                      <text:p text:style-name="P33">ls -al <text:s/>0<text:span text:style-name="T2">377</text:span>_0<text:span text:style-name="T2">896.</text:span>fits</text:p>
                    </text:list-item>
                    <text:list-item>
                      <text:p text:style-name="P33">ds9 0<text:span text:style-name="T2">377</text:span>_0<text:span text:style-name="T2">896.</text:span>fits &amp;</text:p>
                    </text:list-item>
                  </text:list>
                </text:list-item>
                <text:list-item>
                  <text:p text:style-name="P15"/>
                </text:list-item>
              </text:list>
            </text:list-item>
            <text:list-item>
              <text:p text:style-name="P15"/>
            </text:list-item>
          </text:list>
        </text:list-item>
        <text:list-item>
          <text:p text:style-name="P16">Example bash script is provided in :</text:p>
          <text:list>
            <text:list-item>
              <text:p text:style-name="P34">frb_search/scripts/dynamic_spectra/blink_dynamic_spectrum.sh</text:p>
            </text:list-item>
            <text:list-item>
              <text:p text:style-name="P34"><text:line-break/></text:p>
            </text:list-item>
          </text:list>
        </text:list-item>
        <text:list-item>
          <text:p text:style-name="P15">De-dispersion and de-dispersed time series <text:span text:style-name="T61">(DTS)</text:span> :</text:p>
          <text:list>
            <text:list-item>
              <text:p text:style-name="P35">Example script :</text:p>
              <text:list>
                <text:list-item>
                  <text:p text:style-name="P36"><text:span text:style-name="T33">frb_search/scripts/dynamic_spectra/</text:span>blink_dedispersed_timeseries.sh</text:p>
                </text:list-item>
              </text:list>
            </text:list-item>
            <text:list-item>
              <text:p text:style-name="P37">Go to directory with the dynamic spectrum :</text:p>
              <text:list>
                <text:list-item>
                  <text:p text:style-name="P37"><text:span text:style-name="T62">cd <text:s/></text:span><text:span text:style-name="T63">dynamic_spectrum/</text:span></text:p>
                </text:list-item>
                <text:list-item>
                  <text:p text:style-name="P37"><text:span text:style-name="T62">ls -al <text:s/>0</text:span><text:span text:style-name="T63">377</text:span><text:span text:style-name="T62">_0</text:span><text:span text:style-name="T63">896.</text:span><text:span text:style-name="T62">fits</text:span></text:p>
                </text:list-item>
                <text:list-item>
                  <text:p text:style-name="P38"><text:span text:style-name="T62">ds9 0</text:span><text:span text:style-name="T63">377</text:span><text:span text:style-name="T62">_0</text:span><text:span text:style-name="T63">896.</text:span><text:span text:style-name="T62">fits &amp;</text:span></text:p>
                </text:list-item>
                <text:list-item>
                  <text:p text:style-name="P23"><text:span text:style-name="T65">Download METAFITS file with metadata for specific observation (obsID = </text:span><text:span text:style-name="T2">1192477696</text:span><text:span text:style-name="T65">) </text:span><text:span text:style-name="T66">or copy from directory above </text:span><text:span text:style-name="T65">:</text:span></text:p>
                  <text:list>
                    <text:list-item>
                      <text:p text:style-name="P38"><text:span text:style-name="T64">wget http://ws.mwatelescope.org/metadata/fits?obs_id=1192477696 -O 1192477696.metafits</text:span><text:span text:style-name="T62"><text:line-break/></text:span></text:p>
                    </text:list-item>
                  </text:list>
                </text:list-item>
              </text:list>
            </text:list-item>
            <text:list-item>
              <text:p text:style-name="P40"><text:span text:style-name="T35">dynaspec_search 0377_0896.fits 0377_0896_series.fits <text:s/>-o </text:span><text:span text:style-name="T36">1192477696</text:span><text:span text:style-name="T35"> -l </text:span><text:span text:style-name="T37">5</text:span><text:span text:style-name="T35">0 -m </text:span><text:span text:style-name="T37">65</text:span><text:span text:style-name="T35"> -s 0.1 -n </text:span><text:span text:style-name="T38">7</text:span><text:span text:style-name="T35"> -S 1 -A -T -C 0.</text:span><text:span text:style-name="T39">120</text:span><text:span text:style-name="T35"> -I 1 -B 138.9</text:span><text:span text:style-name="T40">4</text:span><text:span text:style-name="T35"> -E 109 -P 0 <text:line-break/></text:span></text:p>
            </text:list-item>
            <text:list-item>
              <text:p text:style-name="P45"><text:span text:style-name="T35">w</text:span><text:span text:style-name="T34">here parameters are :</text:span></text:p>
              <text:list>
                <text:list-item>
                  <text:p text:style-name="P41"><text:span text:style-name="T35">0377_0896.fits - </text:span><text:span text:style-name="T41">input dynamic spectrum FITS file </text:span></text:p>
                </text:list-item>
                <text:list-item>
                  <text:p text:style-name="P42"><text:span text:style-name="T58">0377_0896_series.fits - </text:span><text:span text:style-name="T59">output </text:span><text:span text:style-name="T42">de-dispersed time series (2D flux density vs. start time vs. trial DM)</text:span></text:p>
                </text:list-item>
                <text:list-item>
                  <text:p text:style-name="P43"><text:span text:style-name="T35">-o </text:span><text:span text:style-name="T36">119247769 <text:s/>: </text:span><text:span text:style-name="T43">Observation ID (GPS time)</text:span></text:p>
                </text:list-item>
                <text:list-item>
                  <text:p text:style-name="P46">-l 50 : start DM</text:p>
                </text:list-item>
                <text:list-item>
                  <text:p text:style-name="P46">-m 65 : end DM </text:p>
                </text:list-item>
                <text:list-item>
                  <text:p text:style-name="P43"><text:span text:style-name="T43">-</text:span><text:span text:style-name="T44">s 0.1 : DM step</text:span></text:p>
                </text:list-item>
                <text:list-item>
                  <text:p text:style-name="P44"><text:span text:style-name="T35"><text:s/>-n </text:span><text:span text:style-name="T38">7</text:span><text:span text:style-name="T35"> : </text:span><text:span text:style-name="T45">threshold in sigmas for finding peaks</text:span></text:p>
                </text:list-item>
                <text:list-item>
                  <text:p text:style-name="P44"><text:span text:style-name="T35">-S 1 : </text:span><text:span text:style-name="T46">1 - search for peaks, 0 - do not search</text:span></text:p>
                </text:list-item>
                <text:list-item>
                  <text:p text:style-name="P13"><text:span text:style-name="T35">-A : </text:span><text:span text:style-name="T47">get metadata from METAFITS file</text:span></text:p>
                </text:list-item>
                <text:list-item>
                  <text:p text:style-name="P44"><text:span text:style-name="T35">-T : </text:span><text:span text:style-name="T48">use global threshold (the same for entire DTS), without -T uses local threshold (</text:span><text:span text:style-name="T49">based </text:span><text:span text:style-name="T48">local sigma)</text:span></text:p>
                </text:list-item>
                <text:list-item>
                  <text:p text:style-name="P44"><text:span text:style-name="T35">-C 0.</text:span><text:span text:style-name="T39">120</text:span><text:span text:style-name="T35"> : </text:span><text:span text:style-name="T50">channel width, here 120 kHz </text:span></text:p>
                </text:list-item>
                <text:list-item>
                  <text:p text:style-name="P44"><text:span text:style-name="T35">-I 1 : </text:span><text:span text:style-name="T51">Telescope type (1-MWA [default], 2 - EDA2/AAVS2, 0 - unknown)</text:span></text:p>
                </text:list-item>
                <text:list-item>
                  <text:p text:style-name="P44"><text:soft-page-break/><text:span text:style-name="T35">-B 138.9</text:span><text:span text:style-name="T40">4</text:span><text:span text:style-name="T35"> : </text:span><text:span text:style-name="T52">centre of the first frequency channel </text:span><text:span text:style-name="T53">here 109*1.28 - 0.64 + 0.12/2 </text:span><text:span text:style-name="T54">= 138.94 MHz </text:span></text:p>
                </text:list-item>
                <text:list-item>
                  <text:p text:style-name="P44"><text:span text:style-name="T35">-E 109 : </text:span><text:span text:style-name="T55">first coarse channel </text:span></text:p>
                </text:list-item>
                <text:list-item>
                  <text:p text:style-name="P13"><text:span text:style-name="T35">-P 0 : </text:span><text:span text:style-name="T56">calculate dispersion sweeps starting before the start of dynamic spectrum. They are noisy and not worth using. Hence, disabled here </text:span><text:span text:style-name="T57">[default = 1 -&gt; enabled]</text:span><text:span text:style-name="T56">. <text:line-break/></text:span></text:p>
                </text:list-item>
              </text:list>
            </text:list-item>
            <text:list-item>
              <text:p text:style-name="P17">Output FITS file : <text:span text:style-name="T60">0377_0896_series.fits</text:span></text:p>
              <text:list>
                <text:list-item>
                  <text:p text:style-name="P47"/>
                </text:list-item>
              </text:list>
            </text:list-item>
            <text:list-item>
              <text:p text:style-name="P47"/>
            </text:list-item>
          </text:list>
        </text:list-item>
        <text:list-item>
          <text:p text:style-name="P39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8-26T08:59:35.202176575</meta:creation-date>
    <dc:date>2025-08-27T10:10:49.884196813</dc:date>
    <meta:editing-duration>PT4H44M17S</meta:editing-duration>
    <meta:editing-cycles>89</meta:editing-cycles>
    <meta:generator>LibreOffice/6.4.7.2$Linux_X86_64 LibreOffice_project/40$Build-2</meta:generator>
    <meta:document-statistic meta:table-count="0" meta:image-count="0" meta:object-count="0" meta:page-count="3" meta:paragraph-count="80" meta:word-count="716" meta:character-count="4290" meta:non-whitespace-character-count="3688"/>
  </office:meta>
</office:document-meta>
</file>